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88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1pt" style:font-size-asian="11pt" style:font-size-complex="11pt"/>
    </style:style>
    <style:style style:name="P3" style:family="paragraph">
      <style:text-properties fo:font-size="11pt" style:font-size-asian="11pt" style:font-size-complex="11pt"/>
    </style:style>
    <style:style style:name="T1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953cm" svg:height="1.077cm" svg:x="3.045cm" svg:y="1.938cm">
          <text:p text:style-name="P1"><text:span text:style-name="T1">sysfs interfac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953cm" svg:height="1.876cm" svg:x="3.038cm" svg:y="4.339cm">
          <text:p text:style-name="P1"><text:span text:style-name="T1">Seeker governo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953cm" svg:height="1.077cm" svg:x="3.047cm" svg:y="7.54cm">
          <text:p text:style-name="P1"><text:span text:style-name="T1">cpufreq glue lay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953cm" svg:height="1.077cm" svg:x="3.048cm" svg:y="9.941cm">
          <text:p text:style-name="P1"><text:span text:style-name="T1">powernow-k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953cm" svg:height="1.077cm" svg:x="3.049cm" svg:y="12.342cm">
          <text:p text:style-name="P1"><text:span text:style-name="T1">Hardware DVFS management system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6.514cm" svg:y1="3.015cm" svg:x2="6.514cm" svg:y2="4.369cm">
          <text:p/>
        </draw:line>
        <draw:line draw:style-name="gr2" draw:text-style-name="P1" draw:layer="layout" svg:x1="6.514cm" svg:y1="6.215cm" svg:x2="6.514cm" svg:y2="7.569cm">
          <text:p/>
        </draw:line>
        <draw:line draw:style-name="gr2" draw:text-style-name="P1" draw:layer="layout" svg:x1="6.514cm" svg:y1="8.615cm" svg:x2="6.514cm" svg:y2="9.969cm">
          <text:p/>
        </draw:line>
        <draw:line draw:style-name="gr2" draw:text-style-name="P1" draw:layer="layout" svg:x1="6.514cm" svg:y1="11.015cm" svg:x2="6.514cm" svg:y2="12.369cm">
          <text:p/>
        </draw:line>
        <draw:custom-shape draw:style-name="gr1" draw:text-style-name="P2" draw:layer="layout" svg:width="4.228cm" svg:height="1.876cm" svg:x="12.539cm" svg:y="4.339cm">
          <text:p text:style-name="P1"><text:span text:style-name="T1">Mutator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2.552cm" svg:y1="4.707cm" svg:x2="9.998cm" svg:y2="4.707cm">
          <text:p/>
        </draw:line>
        <draw:line draw:style-name="gr2" draw:text-style-name="P1" draw:layer="layout" svg:x1="9.998cm" svg:y1="5.815cm" svg:x2="12.583cm" svg:y2="5.815cm">
          <text:p/>
        </draw:line>
        <draw:frame draw:style-name="gr3" draw:text-style-name="P3" draw:layer="layout" svg:width="2.369cm" svg:height="1.139cm" svg:x="10.221cm" svg:y="3.638cm">
          <draw:text-box>
            <text:p><text:span text:style-name="T1">Transition</text:span></text:p>
            <text:p><text:span text:style-name="T1">Request</text:span></text:p>
          </draw:text-box>
        </draw:frame>
        <draw:frame draw:style-name="gr3" draw:text-style-name="P3" draw:layer="layout" svg:width="2.369cm" svg:height="1.139cm" svg:x="10.222cm" svg:y="5.739cm">
          <draw:text-box>
            <text:p><text:span text:style-name="T1">Transition</text:span></text:p>
            <text:p><text:span text:style-name="T1">Complet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4-15T01:14:56</meta:creation-date>
    <dc:date>2009-04-15T01:34:38</dc:date>
    <meta:editing-duration>PT00H01M28S</meta:editing-duration>
    <meta:editing-cycles>2</meta:editing-cycles>
    <meta:generator>OpenOffice.org/3.0$Unix OpenOffice.org_project/300m15$Build-9379</meta:generator>
    <meta:document-statistic meta:object-count="14"/>
    <meta:user-defined meta:name="Info 1"/>
    <meta:user-defined meta:name="Info 2"/>
    <meta:user-defined meta:name="Info 3"/>
    <meta:user-defined meta:name="Info 4"/>
  </office:meta>
</office:document-meta>
</file>